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FilterTest.writeAfte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FilterTest.test_afterFilte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terFilterTest.test_after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